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1000000E153FC0F3D03276DBD.png" manifest:media-type="image/png"/>
  <manifest:file-entry manifest:full-path="Pictures/10000000000000C4000001029EB4D8D0A89DB1A6.png" manifest:media-type="image/png"/>
  <manifest:file-entry manifest:full-path="Pictures/10000000000001920000016F50FAEF97FA12955A.png" manifest:media-type="image/png"/>
  <manifest:file-entry manifest:full-path="Pictures/1000000000000114000000B7076B9FA03F9AC65C.png" manifest:media-type="image/png"/>
  <manifest:file-entry manifest:full-path="Pictures/10000000000000E1000000E1C34AD184E43914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7da7d8" draw:opacity="50%" draw:textarea-horizontal-align="left" draw:auto-grow-height="true" draw:auto-grow-width="true" fo:min-height="0.686cm" fo:min-width="7.83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cm" draw:marker-start-width="0.21cm" draw:marker-end-width="0.21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2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9cm" fo:min-width="1.9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3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cm" fo:min-width="1.9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20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3cm" fo:min-width="2.8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1.375cm"/>
    </style:style>
    <style:style style:name="gr14" style:family="graphic" style:parent-style-name="objectwithoutfill">
      <style:graphic-properties draw:stroke="dash" draw:stroke-dash="Ultrafine_20_Dashed" draw:marker-start="Arrow" draw:marker-end="Squar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3.0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1.2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1.376cm"/>
    </style:style>
    <style:style style:name="gr18" style:family="graphic" style:parent-style-name="standard">
      <style:graphic-properties svg:stroke-color="#e6e6e6" draw:fill="solid" draw:fill-color="#000000" draw:opacity="10%" draw:textarea-horizontal-align="justify" draw:textarea-vertical-align="middle" draw:auto-grow-height="false" fo:min-height="10.074cm" fo:min-width="2.4cm" draw:shadow-opacity="10%"/>
    </style:style>
    <style:style style:name="gr19" style:family="graphic" style:parent-style-name="standard">
      <style:graphic-properties draw:stroke="solid" svg:stroke-color="#000000" draw:fill="solid" draw:fill-color="#fff450" draw:opacity="50%" draw:textarea-horizontal-align="left" draw:textarea-vertical-align="top" draw:auto-grow-height="true" draw:auto-grow-width="true" fo:min-height="0.686cm" fo:min-width="7.836cm"/>
    </style:style>
    <style:style style:name="gr20" style:family="graphic" style:parent-style-name="standard">
      <style:graphic-properties draw:stroke="solid" svg:stroke-color="#000000" draw:fill="solid" draw:fill-color="#f3715a" draw:opacity="50%" draw:textarea-horizontal-align="left" draw:textarea-vertical-align="top" draw:auto-grow-height="true" draw:auto-grow-width="true" fo:min-height="0.458cm" fo:min-width="5.107cm"/>
    </style:style>
    <style:style style:name="gr21" style:family="graphic" style:parent-style-name="standard">
      <style:graphic-properties draw:stroke="solid" svg:stroke-color="#000000" draw:fill="solid" draw:fill-color="#f3715a" draw:opacity="50%" draw:textarea-horizontal-align="left" draw:textarea-vertical-align="top" draw:auto-grow-height="true" draw:auto-grow-width="true" fo:min-height="0.417cm" fo:min-width="4.75cm"/>
    </style:style>
    <style:style style:name="gr22" style:family="graphic" style:parent-style-name="standard">
      <style:graphic-properties draw:stroke="solid" svg:stroke-color="#000000" draw:fill="solid" draw:fill-color="#f3715a" draw:opacity="50%" draw:textarea-horizontal-align="left" draw:textarea-vertical-align="top" draw:auto-grow-height="true" draw:auto-grow-width="true" fo:min-height="0.556cm" fo:min-width="5.12cm"/>
    </style:style>
    <style:style style:name="gr2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7d8" draw:opacity="5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000000" draw:opacity="10%"/>
      <style:paragraph-properties fo:text-align="center"/>
    </style:style>
    <style:style style:name="P10" style:family="paragraph">
      <loext:graphic-properties draw:fill="solid" draw:fill-color="#fff450" draw:opacity="5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f3715a" draw:opacity="5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letter-spacing="-0.03cm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8.336cm" svg:height="0.936cm" svg:x="17.064cm" svg:y="1.6cm">
          <draw:text-box>
            <text:p text:style-name="P1"><text:span text:style-name="T1">Regional </text:span><text:span text:style-name="T1">São Paulo - </text:span><text:span text:style-name="T1">Socorro</text:span></text:p>
          </draw:text-box>
        </draw:frame>
        <draw:frame draw:style-name="gr2" draw:text-style-name="P3" draw:layer="layout" svg:width="2.357cm" svg:height="2.901cm" svg:x="1.375cm" svg:y="4.971cm">
          <draw:image xlink:href="Pictures/10000000000001920000016F50FAEF97FA12955A.png" xlink:type="simple" xlink:show="embed" xlink:actuate="onLoad">
            <text:p/>
          </draw:image>
        </draw:frame>
        <draw:frame draw:style-name="gr2" draw:text-style-name="P3" draw:layer="layout" svg:width="4.138cm" svg:height="4.508cm" svg:x="4.522cm" svg:y="3.778cm">
          <draw:image xlink:href="Pictures/10000000000000E1000000E1C34AD184E439144F.png" xlink:type="simple" xlink:show="embed" xlink:actuate="onLoad">
            <text:p/>
          </draw:image>
        </draw:frame>
        <draw:line draw:style-name="gr3" draw:text-style-name="P3" draw:layer="layout" svg:x1="3.142cm" svg:y1="6.422cm" svg:x2="5.113cm" svg:y2="6.422cm">
          <text:p/>
        </draw:line>
        <draw:frame draw:style-name="gr2" draw:text-style-name="P3" draw:layer="layout" svg:width="2.236cm" svg:height="2.652cm" svg:x="1.269cm" svg:y="10.371cm">
          <draw:image xlink:href="Pictures/10000000000000C4000001029EB4D8D0A89DB1A6.png" xlink:type="simple" xlink:show="embed" xlink:actuate="onLoad">
            <text:p/>
          </draw:image>
        </draw:frame>
        <draw:line draw:style-name="gr4" draw:text-style-name="P3" draw:layer="layout" svg:x1="2.349cm" svg:y1="7.458cm" svg:x2="2.31cm" svg:y2="10.735cm">
          <text:p/>
        </draw:line>
        <draw:frame draw:style-name="gr5" draw:text-style-name="P4" draw:layer="layout" svg:width="1.757cm" svg:height="0.937cm" svg:x="1.591cm" svg:y="4.349cm">
          <draw:text-box>
            <text:p><text:span text:style-name="T1">VSM</text:span></text:p>
          </draw:text-box>
        </draw:frame>
        <draw:frame draw:style-name="gr6" draw:text-style-name="P5" draw:layer="layout" svg:width="2.462cm" svg:height="1.409cm" svg:x="5.179cm" svg:y="2.833cm">
          <draw:text-box>
            <text:p text:style-name="P1"><text:span text:style-name="T1">MF Z13</text:span></text:p>
          </draw:text-box>
        </draw:frame>
        <draw:frame draw:style-name="gr2" draw:text-style-name="P3" draw:layer="layout" svg:width="3.205cm" svg:height="1.99cm" svg:x="20.992cm" svg:y="16.037cm">
          <draw:image xlink:href="Pictures/10000000000000E1000000E153FC0F3D03276DBD.png" xlink:type="simple" xlink:show="embed" xlink:actuate="onLoad">
            <text:p/>
          </draw:image>
        </draw:frame>
        <draw:frame draw:style-name="gr7" draw:text-style-name="P6" draw:layer="layout" svg:width="3.7cm" svg:height="1.943cm" svg:x="20.61cm" svg:y="17.732cm">
          <draw:text-box>
            <text:p text:style-name="P1"><text:span text:style-name="T2">STORAGE</text:span></text:p>
            <text:p text:style-name="P1"><text:span text:style-name="T2">BACKUP BSA</text:span></text:p>
            <text:p text:style-name="P1"><text:span text:style-name="T2">SÍNCRONO</text:span></text:p>
          </draw:text-box>
        </draw:frame>
        <draw:frame draw:style-name="gr2" draw:text-style-name="P3" draw:layer="layout" svg:width="3.205cm" svg:height="1.992cm" svg:x="5.455cm" svg:y="10.516cm">
          <draw:image xlink:href="Pictures/10000000000000E1000000E153FC0F3D03276DBD.png" xlink:type="simple" xlink:show="embed" xlink:actuate="onLoad">
            <text:p/>
          </draw:image>
        </draw:frame>
        <draw:frame draw:style-name="gr8" draw:text-style-name="P6" draw:layer="layout" svg:width="3.767cm" svg:height="1.944cm" svg:x="7.774cm" svg:y="11.158cm">
          <draw:text-box>
            <text:p text:style-name="P1"><text:span text:style-name="T2">STORAGE</text:span></text:p>
            <text:p text:style-name="P1"><text:span text:style-name="T2">BACKUP</text:span></text:p>
            <text:p text:style-name="P1"><text:span text:style-name="T2">ASSÍNCRONO</text:span></text:p>
          </draw:text-box>
        </draw:frame>
        <draw:frame draw:style-name="gr2" draw:text-style-name="P3" draw:layer="layout" svg:width="4.14cm" svg:height="4.508cm" svg:x="16.984cm" svg:y="3.687cm">
          <draw:image xlink:href="Pictures/10000000000000E1000000E1C34AD184E439144F.png" xlink:type="simple" xlink:show="embed" xlink:actuate="onLoad">
            <text:p/>
          </draw:image>
        </draw:frame>
        <draw:frame draw:style-name="gr9" draw:text-style-name="P5" draw:layer="layout" svg:width="2.463cm" svg:height="1.41cm" svg:x="17.91cm" svg:y="2.762cm">
          <draw:text-box>
            <text:p text:style-name="P1"><text:span text:style-name="T1">MF Z15</text:span></text:p>
          </draw:text-box>
        </draw:frame>
        <draw:frame draw:style-name="gr2" draw:text-style-name="P3" draw:layer="layout" svg:width="3.204cm" svg:height="1.992cm" svg:x="17.229cm" svg:y="16.027cm">
          <draw:image xlink:href="Pictures/10000000000000E1000000E153FC0F3D03276DBD.png" xlink:type="simple" xlink:show="embed" xlink:actuate="onLoad">
            <text:p/>
          </draw:image>
        </draw:frame>
        <draw:frame draw:style-name="gr10" draw:text-style-name="P6" draw:layer="layout" svg:width="3.705cm" svg:height="1.944cm" svg:x="16.829cm" svg:y="17.756cm">
          <draw:text-box>
            <text:p text:style-name="P1"><text:span text:style-name="T2">STORAGE</text:span></text:p>
            <text:p text:style-name="P1"><text:span text:style-name="T2">BACKUP SPO</text:span></text:p>
            <text:p text:style-name="P1"><text:span text:style-name="T2">SÍNCRONO</text:span></text:p>
          </draw:text-box>
        </draw:frame>
        <draw:frame draw:style-name="gr2" draw:text-style-name="P3" draw:layer="layout" svg:width="3.204cm" svg:height="1.991cm" svg:x="17.13cm" svg:y="10.72cm">
          <draw:image xlink:href="Pictures/10000000000000E1000000E153FC0F3D03276DBD.png" xlink:type="simple" xlink:show="embed" xlink:actuate="onLoad">
            <text:p/>
          </draw:image>
        </draw:frame>
        <draw:line draw:style-name="gr11" draw:text-style-name="P3" draw:layer="layout" svg:x1="18.808cm" svg:y1="16.2cm" svg:x2="18.758cm" svg:y2="12.503cm">
          <text:p/>
        </draw:line>
        <draw:frame draw:style-name="gr12" draw:text-style-name="P6" draw:layer="layout" svg:width="3.318cm" svg:height="1.393cm" svg:x="19.448cm" svg:y="11.158cm">
          <draw:text-box>
            <text:p text:style-name="P1"><text:span text:style-name="T2">STORAGE</text:span></text:p>
            <text:p text:style-name="P1"><text:span text:style-name="T2">PRODUÇÃO</text:span></text:p>
          </draw:text-box>
        </draw:frame>
        <draw:frame draw:style-name="gr13" draw:text-style-name="P7" draw:layer="layout" svg:width="1.875cm" svg:height="0.842cm" svg:x="17.158cm" svg:y="13.558cm">
          <draw:text-box>
            <text:p><text:span text:style-name="T2">PPRC</text:span></text:p>
          </draw:text-box>
        </draw:frame>
        <draw:line draw:style-name="gr11" draw:text-style-name="P3" draw:layer="layout" svg:x1="18.758cm" svg:y1="7.665cm" svg:x2="18.808cm" svg:y2="10.967cm">
          <text:p/>
        </draw:line>
        <draw:frame draw:style-name="gr2" draw:text-style-name="P3" draw:layer="layout" svg:width="4.066cm" svg:height="2.658cm" svg:x="10.862cm" svg:y="4.557cm">
          <draw:image xlink:href="Pictures/1000000000000114000000B7076B9FA03F9AC65C.png" xlink:type="simple" xlink:show="embed" xlink:actuate="onLoad">
            <text:p/>
          </draw:image>
        </draw:frame>
        <draw:line draw:style-name="gr11" draw:text-style-name="P3" draw:layer="layout" svg:x1="14.928cm" svg:y1="6.086cm" svg:x2="17.6cm" svg:y2="6.086cm">
          <text:p/>
        </draw:line>
        <draw:line draw:style-name="gr14" draw:text-style-name="P8" draw:layer="layout" svg:x1="7.972cm" svg:y1="11.157cm" svg:x2="17.803cm" svg:y2="11.199cm">
          <text:p text:style-name="P1"><text:span text:style-name="T2">XRC</text:span></text:p>
        </draw:line>
        <draw:frame draw:style-name="gr15" draw:text-style-name="P4" draw:layer="layout" svg:width="3.535cm" svg:height="0.936cm" svg:x="11.246cm" svg:y="5.589cm">
          <draw:text-box>
            <text:p><text:span text:style-name="T1">REDE WAN</text:span></text:p>
          </draw:text-box>
        </draw:frame>
        <draw:frame draw:style-name="gr2" draw:text-style-name="P3" draw:layer="layout" svg:width="2.36cm" svg:height="2.901cm" svg:x="22.705cm" svg:y="4.66cm">
          <draw:image xlink:href="Pictures/10000000000001920000016F50FAEF97FA12955A.png" xlink:type="simple" xlink:show="embed" xlink:actuate="onLoad">
            <text:p/>
          </draw:image>
        </draw:frame>
        <draw:frame draw:style-name="gr2" draw:text-style-name="P3" draw:layer="layout" svg:width="2.235cm" svg:height="2.649cm" svg:x="22.937cm" svg:y="10.41cm">
          <draw:image xlink:href="Pictures/10000000000000C4000001029EB4D8D0A89DB1A6.png" xlink:type="simple" xlink:show="embed" xlink:actuate="onLoad">
            <text:p/>
          </draw:image>
        </draw:frame>
        <draw:line draw:style-name="gr4" draw:text-style-name="P3" draw:layer="layout" svg:x1="23.982cm" svg:y1="7.147cm" svg:x2="23.948cm" svg:y2="10.6cm">
          <text:p/>
        </draw:line>
        <draw:frame draw:style-name="gr16" draw:text-style-name="P4" draw:layer="layout" svg:width="1.757cm" svg:height="0.936cm" svg:x="22.923cm" svg:y="4.038cm">
          <draw:text-box>
            <text:p><text:span text:style-name="T1">VSM</text:span></text:p>
          </draw:text-box>
        </draw:frame>
        <draw:line draw:style-name="gr11" draw:text-style-name="P3" draw:layer="layout" svg:x1="20.433cm" svg:y1="6.007cm" svg:x2="23.192cm" svg:y2="6.007cm">
          <text:p/>
        </draw:line>
        <draw:line draw:style-name="gr11" draw:text-style-name="P3" draw:layer="layout" svg:x1="19.448cm" svg:y1="12.4cm" svg:x2="22cm" svg:y2="16.2cm">
          <text:p/>
        </draw:line>
        <draw:frame draw:style-name="gr17" draw:text-style-name="P7" draw:layer="layout" svg:width="1.876cm" svg:height="0.842cm" svg:x="20.381cm" svg:y="13.554cm">
          <draw:text-box>
            <text:p><text:span text:style-name="T2">PPRC</text:span></text:p>
          </draw:text-box>
        </draw:frame>
        <draw:custom-shape draw:style-name="gr18" draw:text-style-name="P9" draw:layer="layout" svg:width="2.9cm" svg:height="10.324cm" svg:x="54.549cm" svg:y="1.5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cm" svg:height="10.324cm" svg:x="54.549cm" svg:y="1.5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9cm" svg:height="10.324cm" svg:x="54.549cm" svg:y="1.576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8.336cm" svg:height="0.936cm" svg:x="1.2cm" svg:y="1.6cm">
          <draw:text-box>
            <text:p text:style-name="P1"><text:span text:style-name="T1"><text:s text:c="9"/></text:span><text:span text:style-name="T1">Regional Brasília</text:span></text:p>
          </draw:text-box>
        </draw:frame>
        <draw:frame draw:style-name="gr20" draw:text-style-name="P11" draw:layer="layout" svg:width="5.607cm" svg:height="0.806cm" svg:x="17.615cm" svg:y="19.492cm">
          <draw:text-box>
            <text:p text:style-name="P1"><text:span text:style-name="T1">Site 2 – secundário</text:span></text:p>
          </draw:text-box>
        </draw:frame>
        <draw:line draw:style-name="gr11" draw:text-style-name="P3" draw:layer="layout" svg:x1="8cm" svg:y1="6.086cm" svg:x2="11.1cm" svg:y2="6.086cm">
          <text:p/>
        </draw:line>
        <draw:line draw:style-name="gr11" draw:text-style-name="P3" draw:layer="layout" svg:x1="6.958cm" svg:y1="7.665cm" svg:x2="7.008cm" svg:y2="10.967cm">
          <text:p/>
        </draw:line>
        <draw:frame draw:style-name="gr21" draw:text-style-name="P11" draw:layer="layout" svg:width="5.25cm" svg:height="0.806cm" svg:x="5.292cm" svg:y="9.333cm">
          <draw:text-box>
            <text:p text:style-name="P1"><text:span text:style-name="T1">Site 3 – terciá</text:span><text:span text:style-name="T3">rio</text:span></text:p>
          </draw:text-box>
        </draw:frame>
        <draw:frame draw:style-name="gr22" draw:text-style-name="P11" draw:layer="layout" svg:width="5.62cm" svg:height="0.806cm" svg:x="17.78cm" svg:y="9.333cm">
          <draw:text-box>
            <text:p text:style-name="P1"><text:span text:style-name="T1">Site 1 – primário</text:span></text:p>
          </draw:text-box>
        </draw:frame>
        <presentation:notes draw:style-name="dp2">
          <draw:page-thumbnail draw:style-name="gr23" draw:layer="layout" svg:width="14.848cm" svg:height="11.135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ton DIOPE/SUPCD/CDCON</meta:initial-creator>
    <meta:creation-date>2018-09-19T15:51:38</meta:creation-date>
    <dc:date>2020-03-05T11:51:00.800101444</dc:date>
    <meta:editing-duration>PT3H23M25S</meta:editing-duration>
    <meta:editing-cycles>29</meta:editing-cycles>
    <meta:generator>LibreOffice/6.0.3.2$Linux_X86_64 LibreOffice_project/00m0$Build-2</meta:generator>
    <meta:document-statistic meta:object-count="64"/>
  </office:meta>
</office:document-meta>
</file>